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BEFE_20_Standard" draw:display-name="BEFE Standard" draw:style="linear" draw:start-color="#000080" draw:end-color="#99ccff" draw:start-intensity="100%" draw:end-intensity="100%" draw:angle="0" draw:border="0%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EFE_20_Standard" draw:fill-image-name="bluelinesdark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BEFE_20_Standard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11M57S</meta:editing-duration>
    <meta:editing-cycles>3</meta:editing-cycles>
    <meta:generator>OpenOffice.org/3.3$Win32 OpenOffice.org_project/330m20$Build-9567</meta:generator>
    <dc:date>2011-10-21T11:19:59.58</dc:date>
    <dc:creator>Bruce Ferris</dc:creator>
    <meta:document-statistic meta:object-count="23"/>
  </office:meta>
</office:document-meta>
</file>